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="none" draw:fill-color="#ffffff"/>
      <style:text-properties fo:color="#000000"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font-name="Segoe UI" fo:font-size="31pt" fo:font-style="italic" fo:text-shadow="none" fo:font-weight="bold" style:font-name-asian="Segoe UI1" style:font-size-asian="31pt" style:font-style-asian="italic" style:font-weight-asian="bold" style:font-name-complex="Segoe UI1" style:font-size-complex="31pt" style:font-style-complex="italic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position="super 58%" style:font-name="Segoe UI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OLY GOSPEL</text:span></text:p>
            <text:p text:style-name="P1"><text:span text:style-name="T2">Luke 3:15–2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5.08cm" svg:x="1.27cm" svg:y="0.762cm">
          <draw:text-box>
            <text:p text:style-name="P4"><text:span text:style-name="T3">15</text:span><text:span text:style-name="T4">As the people were in expectation, and all were questioning in their hearts concerning John, whether he might be the Chri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6.708cm" svg:x="1.27cm" svg:y="0.658cm">
          <draw:text-box>
            <text:p text:style-name="P4"><text:span text:style-name="T3">16</text:span><text:span text:style-name="T4">John answered them all, saying, “I baptize you with water, but he who is mightier than I is coming, the strap of whose sandals I am not worthy to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5.4cm" svg:height="7.766cm" svg:x="1.204cm" svg:y="0.707cm">
          <draw:text-box>
            <text:p text:style-name="P4"><text:span text:style-name="T4">He will baptize you with the Holy Spirit and with fire. </text:span><text:span text:style-name="T3">17</text:span><text:span text:style-name="T4">His winnowing fork is in his hand, to clear his threshing floor and to gather the wheat into his barn, but the chaff he will burn with unquenchable fir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5.908cm" svg:height="3.81cm" svg:x="0.994cm" svg:y="0.707cm">
          <draw:text-box>
            <text:p text:style-name="P4"><text:span text:style-name="T3">18</text:span><text:span text:style-name="T4">So with many other exhortations he preached good news to the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5.908cm" svg:height="7.766cm" svg:x="1.016cm" svg:y="0.508cm">
          <draw:text-box>
            <text:p text:style-name="P4"><text:span text:style-name="T3">19</text:span><text:span text:style-name="T4">But Herod the tetrarch, </text:span><text:span text:style-name="T5">who had been reproved</text:span><text:span text:style-name="T4"> by him for Herodias, his brother’s wife, and for all the evil things that Herod </text:span><text:span text:style-name="T6">had done, </text:span><text:span text:style-name="T7">20</text:span><text:span text:style-name="T4">added this to them all, that he locked up John in pri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9" draw:layer="layout" svg:width="25.4cm" svg:height="5.091cm" svg:x="1.27cm" svg:y="0.751cm">
          <draw:text-box>
            <text:p text:style-name="P8"><text:span text:style-name="T7">21</text:span><text:span text:style-name="T4">Now when all the people were baptized, and when Jesus also had been baptized and was praying, the heavens were open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5" draw:layer="layout" svg:width="25.4cm" svg:height="6.604cm" svg:x="1.27cm" svg:y="0.762cm">
          <draw:text-box>
            <text:p text:style-name="P4"><text:span text:style-name="T7">22</text:span><text:span text:style-name="T4">and the Holy Spirit descended on him in bodily form, like a dove; and a voice came from heaven, “You are my beloved Son; with you I am well pleas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2:15:43.609000000</meta:creation-date>
    <dc:title>worship basic</dc:title>
    <meta:editing-duration>PT12M29S</meta:editing-duration>
    <meta:editing-cycles>6</meta:editing-cycles>
    <meta:generator>LibreOffice/6.0.7.3$Windows_X86_64 LibreOffice_project/dc89aa7a9eabfd848af146d5086077aeed2ae4a5</meta:generator>
    <dc:date>2019-01-09T16:19:02.247000000</dc:date>
    <meta:document-statistic meta:object-count="57"/>
    <meta:template xlink:type="simple" xlink:actuate="onRequest" xlink:title="worship basic" xlink:href="../../AppData/Roaming/LibreOffice/4/user/template/WORSHIP/worship%20basic.otp" meta:date="2016-01-08T12:15:43.526000000"/>
  </office:meta>
</office:document-meta>
</file>